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" svg:font-family="Inconsolata" style:font-pitch="fixed"/>
    <style:font-face style:name="DejaVu Sans" svg:font-family="'DejaVu Sans'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357cm" fo:min-width="1.877cm" fo:padding-top="0.139cm" fo:padding-bottom="0.139cm" fo:padding-left="0.264cm" fo:padding-right="0.264cm"/>
    </style:style>
    <style:style style:name="gr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357cm" fo:min-width="0.996cm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38cm" fo:min-width="1.3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262cm" fo:min-width="3.476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357cm" fo:min-width="3.409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571cm" fo:min-width="4.538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468cm" fo:min-width="4.582cm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38cm" fo:min-width="1.504cm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38cm" fo:min-width="1.631cm" fo:padding-top="0.139cm" fo:padding-bottom="0.139cm" fo:padding-left="0.264cm" fo:padding-right="0.264cm"/>
    </style:style>
    <style:style style:name="gr11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38cm" fo:min-width="1.552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38cm" fo:min-width="1.885cm" fo:padding-top="0.139cm" fo:padding-bottom="0.139cm" fo:padding-left="0.264cm" fo:padding-right="0.264cm"/>
    </style:style>
    <style:style style:name="gr14" style:family="graphic" style:parent-style-name="standard">
      <style:graphic-properties draw:stroke="dash" draw:stroke-dash="Ultrafine_20_Dashed" svg:stroke-width="0.053cm" svg:stroke-color="#111111" draw:marker-start-width="0.279cm" draw:marker-end-width="0.279cm" draw:fill="none" draw:textarea-horizontal-align="justify" draw:textarea-vertical-align="middle" draw:auto-grow-height="false" fo:min-height="10.377cm" fo:min-width="9.908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89cm" fo:min-width="1.885cm" fo:padding-top="0.139cm" fo:padding-bottom="0.139cm" fo:padding-left="0.264cm" fo:padding-right="0.264cm"/>
    </style:style>
    <style:style style:name="gr16" style:family="graphic" style:parent-style-name="standard">
      <style:graphic-properties draw:stroke="none" draw:fill="none" fo:min-height="0.7cm"/>
    </style:style>
    <style:style style:name="gr17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357cm" fo:min-width="1.758cm" fo:padding-top="0.139cm" fo:padding-bottom="0.139cm" fo:padding-left="0.264cm" fo:padding-right="0.264cm"/>
    </style:style>
    <style:style style:name="gr18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89cm" fo:min-width="1.377cm" fo:padding-top="0.139cm" fo:padding-bottom="0.139cm" fo:padding-left="0.264cm" fo:padding-right="0.264cm"/>
    </style:style>
    <style:style style:name="gr19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38cm" fo:min-width="1.777cm" fo:padding-top="0.139cm" fo:padding-bottom="0.139cm" fo:padding-left="0.264cm" fo:padding-right="0.264cm"/>
    </style:style>
    <style:style style:name="gr20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357cm" fo:min-width="0.977cm" fo:padding-top="0.139cm" fo:padding-bottom="0.139cm" fo:padding-left="0.264cm" fo:padding-right="0.264cm"/>
    </style:style>
    <style:style style:name="gr21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38cm" fo:min-width="1.231cm" fo:padding-top="0.139cm" fo:padding-bottom="0.139cm" fo:padding-left="0.264cm" fo:padding-right="0.264cm"/>
    </style:style>
    <style:style style:name="gr2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38cm" fo:min-width="1.377cm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571cm" fo:min-width="1.552cm" fo:padding-top="0.139cm" fo:padding-bottom="0.139cm" fo:padding-left="0.264cm" fo:padding-right="0.264cm"/>
    </style:style>
    <style:style style:name="gr24" style:family="graphic" style:parent-style-name="standard">
      <style:graphic-properties draw:stroke="none" draw:fill="none" fo:min-height="0.602cm"/>
    </style:style>
    <style:style style:name="gr25" style:family="graphic" style:parent-style-name="standard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171cm" fo:min-width="1.21cm" fo:padding-top="0.139cm" fo:padding-bottom="0.139cm" fo:padding-left="0.264cm" fo:padding-right="0.264cm"/>
    </style:style>
    <style:style style:name="gr2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362cm" fo:min-width="1.377cm" fo:padding-top="0.139cm" fo:padding-bottom="0.139cm" fo:padding-left="0.264cm" fo:padding-right="0.2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1pt" fo:font-weight="normal" style:font-size-asian="15pt" style:font-weight-asian="bold" style:font-size-complex="15pt" style:font-weight-complex="bold"/>
    </style:style>
    <style:style style:name="P3" style:family="paragraph">
      <loext:graphic-properties draw:fill="none"/>
      <style:paragraph-properties fo:text-align="center"/>
      <style:text-properties style:font-name="Roboto Condensed" fo:font-size="11pt" fo:font-weight="bold" style:font-size-asian="15pt" style:font-weight-asian="bold" style:font-size-complex="15pt" style:font-weight-complex="bold"/>
    </style:style>
    <style:style style:name="P4" style:family="paragraph">
      <loext:graphic-properties draw:fill="solid" draw:fill-color="#eeeeee"/>
      <style:paragraph-properties fo:text-align="center"/>
      <style:text-properties style:font-name="Roboto Condensed" fo:font-size="11pt" fo:font-weight="bold" style:font-size-asian="15pt" style:font-weight-asian="bold" style:font-size-complex="15pt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style:font-name="Roboto Condense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solid" draw:fill-color="#eeeeee"/>
      <style:paragraph-properties fo:text-align="center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none"/>
      <style:text-properties fo:font-size="13pt" style:font-size-asian="13pt" style:font-size-complex="13pt"/>
    </style:style>
    <style:style style:name="P11" style:family="paragraph">
      <loext:graphic-properties draw:fill="solid" draw:fill-color="#eeeeee"/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/>
      <style:paragraph-properties fo:text-align="center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style:font-name="Inconsolata"/>
    </style:style>
    <style:style style:name="T1" style:family="text">
      <style:text-properties style:font-name="Roboto Condensed" fo:font-size="11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Droid Sans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Roboto Condensed"/>
    </style:style>
    <style:style style:name="T4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Droid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Roboto Condens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405cm" svg:height="0.635cm" svg:x="7.383cm" svg:y="0.14cm">
          <text:p text:style-name="P1"><text:span text:style-name="T1">Configur</text:span><text:span text:style-name="T1">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524cm" svg:height="0.635cm" svg:x="11.32cm" svg:y="0.14cm">
          <text:p text:style-name="P1"><text:span text:style-name="T1">Rule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1.848cm" svg:height="1.016cm" svg:x="13.563cm" svg:y="0.14cm">
          <text:p text:style-name="P1"><text:span text:style-name="T1">Der</text:span><text:span text:style-name="T1">iva</text:span><text:span text:style-name="T1">tio</text:span><text:span text:style-name="T1">n </text:span></text:p>
          <text:p text:style-name="P1"><text:span text:style-name="T1">Mo</text:span><text:span text:style-name="T1">d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226cm" svg:height="0.762cm" svg:x="9.988cm" svg:y="2.196cm">
          <text:p text:style-name="P1"><text:span text:style-name="T2">Check </text:span><text:span text:style-name="T1">Rule </text:span><text:span text:style-name="T1">Applicability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2.082cm" svg:y1="0.775cm" svg:x2="12.101cm" svg:y2="2.196cm" draw:start-shape="id1" draw:start-glue-point="2" draw:end-shape="id2" draw:end-glue-point="0" svg:d="M12082 775l19 1421" svg:viewBox="0 0 20 1422">
          <text:p/>
        </draw:connector>
        <draw:connector draw:style-name="gr5" draw:text-style-name="P5" draw:layer="layout" svg:x1="8.585cm" svg:y1="0.775cm" svg:x2="9.988cm" svg:y2="2.577cm" draw:start-shape="id3" draw:start-glue-point="2" draw:end-shape="id2" draw:end-glue-point="3" svg:d="M8585 775v1802h1403" svg:viewBox="0 0 1404 1803">
          <text:p/>
        </draw:connector>
        <draw:connector draw:style-name="gr5" draw:text-style-name="P5" draw:layer="layout" draw:line-skew="1.808cm" svg:x1="14.487cm" svg:y1="1.156cm" svg:x2="12.124cm" svg:y2="5.797cm" draw:start-shape="id4" draw:start-glue-point="2" draw:end-shape="id5" draw:end-glue-point="0" svg:d="M14487 1156v4128h-2363v513" svg:viewBox="0 0 2364 4642">
          <text:p/>
        </draw:connector>
        <draw:custom-shape draw:style-name="gr6" draw:text-style-name="P3" xml:id="id6" draw:id="id6" draw:layer="layout" svg:width="3.937cm" svg:height="0.635cm" svg:x="10.15cm" svg:y="4.077cm">
          <text:p text:style-name="P1"><text:span text:style-name="T1">Set of Applicable Rule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2.101cm" svg:y1="2.958cm" svg:x2="12.118cm" svg:y2="4.077cm" draw:start-shape="id2" draw:start-glue-point="2" draw:end-shape="id6" svg:d="M12101 2958l17 1119" svg:viewBox="0 0 18 1120">
          <text:p/>
        </draw:connector>
        <draw:custom-shape draw:style-name="gr7" draw:text-style-name="P4" xml:id="id5" draw:id="id5" draw:layer="layout" svg:width="5.418cm" svg:height="1.201cm" svg:x="9.415cm" svg:y="5.797cm">
          <text:p text:style-name="P1"><text:span text:style-name="T2">Generate Valid Combinations</text:span></text:p>
          <text:p text:style-name="P1"><text:span text:style-name="T2">of Applicable Rules </text:span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2.118cm" svg:y1="4.712cm" svg:x2="12.124cm" svg:y2="5.797cm" draw:start-shape="id6" draw:start-glue-point="2" draw:end-shape="id5" svg:d="M12118 4712l6 1085" svg:viewBox="0 0 7 1086">
          <text:p/>
        </draw:connector>
        <draw:custom-shape draw:style-name="gr8" draw:text-style-name="P4" xml:id="id10" draw:id="id10" draw:layer="layout" svg:width="5.418cm" svg:height="1.054cm" svg:x="9.416cm" svg:y="10.897cm">
          <text:p text:style-name="P1"><text:span text:style-name="T2">Generate Next Configuration(s)</text:span></text:p>
          <text:p text:style-name="P1"><text:span text:style-name="T2">and Transition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9" draw:id="id9" draw:layer="layout" svg:width="2.032cm" svg:height="1.016cm" svg:x="15.665cm" svg:y="0.14cm">
          <text:p text:style-name="P1"><text:span text:style-name="T1">Simulation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7" draw:id="id7" draw:layer="layout" svg:width="2.159cm" svg:height="1.016cm" svg:x="8.977cm" svg:y="8.487cm">
          <text:p text:style-name="P1"><text:span text:style-name="T1">Valid Rule</text:span></text:p>
          <text:p text:style-name="P1"><text:span text:style-name="T1">Combin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8" draw:id="id8" draw:layer="layout" svg:width="2.08cm" svg:height="1.016cm" svg:x="13.377cm" svg:y="8.487cm">
          <text:p text:style-name="P1"><text:span text:style-name="T1">Valid Rule</text:span></text:p>
          <text:p text:style-name="P1"><text:span text:style-name="T1">Combination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044cm" svg:height="1.09cm" svg:x="11.701cm" svg:y="8.267cm">
          <draw:text-box>
            <text:p><text:span text:style-name="T3">…</text:span><text:span text:style-name="T3">.</text:span></text:p>
          </draw:text-box>
        </draw:frame>
        <draw:connector draw:style-name="gr5" draw:text-style-name="P5" draw:layer="layout" svg:x1="12.124cm" svg:y1="6.998cm" svg:x2="10.056cm" svg:y2="8.487cm" draw:start-shape="id5" draw:start-glue-point="2" draw:end-shape="id7" svg:d="M12124 6998v745h-2068v744" svg:viewBox="0 0 2069 1490">
          <text:p/>
        </draw:connector>
        <draw:connector draw:style-name="gr5" draw:text-style-name="P5" draw:layer="layout" svg:x1="12.124cm" svg:y1="6.998cm" svg:x2="14.417cm" svg:y2="8.487cm" draw:start-shape="id5" draw:start-glue-point="2" draw:end-shape="id8" draw:end-glue-point="0" svg:d="M12124 6998v745h2293v744" svg:viewBox="0 0 2294 1490">
          <text:p/>
        </draw:connector>
        <draw:connector draw:style-name="gr5" draw:text-style-name="P5" draw:layer="layout" svg:x1="16.681cm" svg:y1="1.156cm" svg:x2="14.833cm" svg:y2="6.397cm" draw:start-shape="id9" draw:start-glue-point="2" draw:end-shape="id5" draw:end-glue-point="1" svg:d="M16681 1156v5241h-1848" svg:viewBox="0 0 1849 5242">
          <text:p/>
        </draw:connector>
        <draw:connector draw:style-name="gr5" draw:text-style-name="P5" draw:layer="layout" svg:x1="10.056cm" svg:y1="9.503cm" svg:x2="12.125cm" svg:y2="10.897cm" draw:start-shape="id7" draw:start-glue-point="2" draw:end-shape="id10" draw:end-glue-point="0" svg:d="M10056 9503v697h2069v697" svg:viewBox="0 0 2070 1395">
          <text:p/>
        </draw:connector>
        <draw:connector draw:style-name="gr5" draw:text-style-name="P5" draw:layer="layout" svg:x1="14.417cm" svg:y1="9.503cm" svg:x2="12.125cm" svg:y2="10.897cm" draw:start-shape="id8" draw:start-glue-point="2" draw:end-shape="id10" svg:d="M14417 9503v697h-2292v697" svg:viewBox="0 0 2293 1395">
          <text:p/>
        </draw:connector>
        <draw:custom-shape draw:style-name="gr13" draw:text-style-name="P3" xml:id="id11" draw:id="id11" draw:layer="layout" svg:width="2.413cm" svg:height="1.016cm" svg:x="7.407cm" svg:y="15.021cm">
          <text:p text:style-name="P1"><text:span text:style-name="T1">Next</text:span></text:p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-0.66cm" svg:x1="12.125cm" svg:y1="11.951cm" svg:x2="8.613cm" svg:y2="15.021cm" draw:start-shape="id10" draw:start-glue-point="2" draw:end-shape="id11" draw:end-glue-point="0" svg:d="M12125 11951v876h-3512v2194" svg:viewBox="0 0 3513 3071">
          <text:p/>
        </draw:connector>
        <draw:connector draw:style-name="gr5" draw:text-style-name="P5" draw:layer="layout" draw:line-skew="-0.66cm" svg:x1="12.125cm" svg:y1="11.951cm" svg:x2="15.413cm" svg:y2="15.021cm" draw:start-shape="id10" draw:start-glue-point="2" draw:end-shape="id12" draw:end-glue-point="0" svg:d="M12125 11951v876h3288v2194" svg:viewBox="0 0 3289 3071">
          <text:p/>
        </draw:connector>
        <draw:connector draw:style-name="gr5" draw:text-style-name="P5" draw:layer="layout" svg:x1="8.585cm" svg:y1="0.775cm" svg:x2="9.416cm" svg:y2="11.424cm" draw:start-shape="id3" draw:start-glue-point="2" draw:end-shape="id10" draw:end-glue-point="3" svg:d="M8585 775v10649h831" svg:viewBox="0 0 832 10650">
          <text:p/>
        </draw:connector>
        <draw:custom-shape draw:style-name="gr14" draw:text-style-name="P7" draw:layer="layout" svg:width="10.436cm" svg:height="10.655cm" svg:x="7.205cm" svg:y="1.91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3" draw:id="id13" draw:layer="layout" svg:width="2.413cm" svg:height="0.767cm" svg:x="8.818cm" svg:y="14.083cm">
          <text:p text:style-name="P1"><text:span text:style-name="T1">Transitio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0.064cm" svg:x1="12.125cm" svg:y1="11.951cm" svg:x2="10.024cm" svg:y2="14.083cm" draw:start-shape="id10" draw:start-glue-point="2" draw:end-shape="id13" draw:end-glue-point="0" svg:d="M12125 11951v1130h-2101v1002" svg:viewBox="0 0 2102 2133">
          <text:p/>
        </draw:connector>
        <draw:custom-shape draw:style-name="gr15" draw:text-style-name="P3" xml:id="id14" draw:id="id14" draw:layer="layout" svg:width="2.413cm" svg:height="0.767cm" svg:x="12.774cm" svg:y="14.078cm">
          <text:p text:style-name="P1"><text:span text:style-name="T1">Tran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line-skew="0.066cm" svg:x1="12.125cm" svg:y1="11.951cm" svg:x2="13.98cm" svg:y2="14.078cm" draw:start-shape="id10" draw:start-glue-point="2" draw:end-shape="id14" draw:end-glue-point="0" svg:d="M12125 11951v1130h1855v997" svg:viewBox="0 0 1856 2128">
          <text:p/>
        </draw:connector>
        <draw:custom-shape draw:style-name="gr13" draw:text-style-name="P3" xml:id="id12" draw:id="id12" draw:layer="layout" svg:width="2.413cm" svg:height="1.016cm" svg:x="14.207cm" svg:y="15.021cm">
          <text:p text:style-name="P1"><text:span text:style-name="T1">Next</text:span></text:p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.044cm" svg:height="1.09cm" svg:x="11.573cm" svg:y="13.755cm">
          <draw:text-box>
            <text:p><text:span text:style-name="T3">…</text:span><text:span text:style-name="T3">.</text:span></text:p>
          </draw:text-box>
        </draw:frame>
        <draw:frame draw:style-name="gr12" draw:text-style-name="P6" draw:layer="layout" svg:width="1.044cm" svg:height="1.09cm" svg:x="11.573cm" svg:y="14.999cm">
          <draw:text-box>
            <text:p><text:span text:style-name="T3">…</text:span><text:span text:style-name="T3">.</text:span></text:p>
          </draw:text-box>
        </draw:frame>
        <draw:frame draw:style-name="gr16" draw:text-style-name="P8" draw:layer="layout" svg:width="3.055cm" svg:height="0.95cm" svg:x="14.832cm" svg:y="11.682cm">
          <draw:text-box>
            <text:p><text:span text:style-name="T4">Transition()</text:span></text:p>
          </draw:text-box>
        </draw:frame>
        <draw:custom-shape draw:style-name="gr17" draw:text-style-name="P2" xml:id="id15" draw:id="id15" draw:layer="layout" svg:width="2.286cm" svg:height="0.635cm" svg:x="1.075cm" svg:y="4.072cm"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.218cm" svg:y1="4.707cm" svg:x2="2.245cm" svg:y2="6.058cm" draw:start-shape="id15" draw:start-glue-point="2" draw:end-shape="id16" draw:end-glue-point="0" svg:d="M2218 4707l27 1351" svg:viewBox="0 0 28 1352">
          <text:p/>
        </draw:connector>
        <draw:custom-shape draw:style-name="gr18" draw:text-style-name="P3" xml:id="id17" draw:id="id17" draw:layer="layout" svg:width="1.905cm" svg:height="0.767cm" svg:x="1.256cm" svg:y="8.925cm">
          <text:p text:style-name="P1"><text:span text:style-name="T1">Transi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xml:id="id18" draw:id="id18" draw:layer="layout" svg:width="2.305cm" svg:height="1.016cm" svg:x="1.129cm" svg:y="9.85cm">
          <text:p text:style-name="P1"><text:span text:style-name="T1">Next</text:span></text:p>
          <text:p text:style-name="P1"><text:span text:style-name="T1">Configuratio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0.498cm 0.107cm" svg:x1="2.245cm" svg:y1="7.259cm" svg:x2="1.256cm" svg:y2="9.308cm" draw:start-shape="id16" draw:start-glue-point="2" draw:end-shape="id17" draw:end-glue-point="3" svg:d="M2245 7259v1331h-1397v718h408" svg:viewBox="0 0 1398 2050">
          <text:p/>
        </draw:connector>
        <draw:connector draw:style-name="gr5" draw:text-style-name="P5" draw:layer="layout" draw:line-skew="0.035cm -0.178cm" svg:x1="2.245cm" svg:y1="7.259cm" svg:x2="3.434cm" svg:y2="10.358cm" draw:start-shape="id16" draw:start-glue-point="2" draw:end-shape="id18" draw:end-glue-point="1" svg:d="M2245 7259v1331h1524v1768h-335" svg:viewBox="0 0 1525 3100">
          <text:p/>
        </draw:connector>
        <draw:custom-shape draw:style-name="gr20" draw:text-style-name="P3" xml:id="id19" draw:id="id19" draw:layer="layout" svg:width="1.505cm" svg:height="0.635cm" svg:x="4.785cm" svg:y="5.307cm">
          <text:p text:style-name="P1"><text:span text:style-name="T1">Rule 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20" draw:id="id20" draw:layer="layout" svg:width="1.759cm" svg:height="1.016cm" svg:x="4.785cm" svg:y="6.131cm">
          <text:p text:style-name="P1"><text:span text:style-name="T1">Derivation </text:span></text:p>
          <text:p text:style-name="P1"><text:span text:style-name="T1">Mode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21" draw:id="id21" draw:layer="layout" svg:width="1.905cm" svg:height="1.016cm" svg:x="4.785cm" svg:y="7.374cm">
          <text:p text:style-name="P1"><text:span text:style-name="T1">Simulation </text:span></text:p>
          <text:p text:style-name="P1"><text:span text:style-name="T1">Parameters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4.785cm" svg:y1="5.624cm" svg:x2="3.461cm" svg:y2="6.658cm" draw:start-shape="id19" draw:start-glue-point="3" draw:end-shape="id16" draw:end-glue-point="1" svg:d="M4785 5624h-662v1034h-662" svg:viewBox="0 0 1325 1035">
          <text:p/>
        </draw:connector>
        <draw:connector draw:style-name="gr5" draw:text-style-name="P5" draw:layer="layout" svg:x1="4.785cm" svg:y1="6.639cm" svg:x2="3.461cm" svg:y2="6.658cm" draw:start-shape="id20" draw:start-glue-point="3" draw:end-shape="id16" draw:end-glue-point="1" svg:d="M4785 6639h-662v19h-662" svg:viewBox="0 0 1325 20">
          <text:p/>
        </draw:connector>
        <draw:connector draw:style-name="gr5" draw:text-style-name="P5" draw:layer="layout" draw:line-skew="0.013cm" svg:x1="4.785cm" svg:y1="7.882cm" svg:x2="3.461cm" svg:y2="6.658cm" draw:start-shape="id21" draw:start-glue-point="3" draw:end-shape="id16" draw:end-glue-point="1" svg:d="M4785 7882h-649v-1224h-675" svg:viewBox="0 0 1325 1225">
          <text:p/>
        </draw:connector>
        <draw:custom-shape draw:style-name="gr23" draw:text-style-name="P9" xml:id="id16" draw:id="id16" draw:layer="layout" svg:width="2.432cm" svg:height="1.201cm" svg:x="1.029cm" svg:y="6.058cm">
          <text:p text:style-name="P1"><text:span text:style-name="T5">Transition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0" draw:layer="layout" svg:width="2.032cm" svg:height="0.852cm" svg:x="0.062cm" svg:y="13.816cm">
          <draw:text-box>
            <text:p><text:span text:style-name="T6">Legend:</text:span></text:p>
          </draw:text-box>
        </draw:frame>
        <draw:custom-shape draw:style-name="gr25" draw:text-style-name="P11" draw:layer="layout" svg:width="1.924cm" svg:height="0.635cm" svg:x="0.156cm" svg:y="15.478cm">
          <text:p text:style-name="P1"><text:span text:style-name="T7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1.905cm" svg:height="0.64cm" svg:x="0.156cm" svg:y="14.673cm">
          <text:p text:style-name="P1"><text:span text:style-name="T8">Data</text:span></text:p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1.34cm" svg:height="0.988cm" svg:x="-0.243cm" svg:y="9.172cm">
          <draw:text-box>
            <text:p>….</text:p>
          </draw:text-box>
        </draw:frame>
        <draw:frame draw:style-name="gr27" draw:text-style-name="P13" draw:layer="layout" svg:width="1.34cm" svg:height="0.988cm" svg:x="3.657cm" svg:y="9.172cm">
          <draw:text-box>
            <text:p>…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" svg:font-family="Inconsolata" style:font-pitch="fixed"/>
    <style:font-face style:name="DejaVu Sans" svg:font-family="'DejaVu Sans'" style:font-pitch="variable"/>
    <style:font-face style:name="Roboto Condensed" svg:font-family="'Roboto Condensed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6.2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1T09:33:50.396899346</meta:creation-date>
    <meta:generator>LibreOffice/6.3.3.2.0$Linux_X86_64 LibreOffice_project/30$Build-2</meta:generator>
    <dc:date>2019-12-01T13:55:51.457431773</dc:date>
    <meta:editing-duration>PT3H46M16S</meta:editing-duration>
    <meta:editing-cycles>56</meta:editing-cycles>
    <meta:document-statistic meta:object-count="52"/>
  </office:meta>
</office:document-meta>
</file>